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ayathri Thin" svg:font-family="'Gayathri Thi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font-name="Gayathri Thin" fo:font-size="12pt" fo:language="es" fo:country="ES" fo:font-weight="bold" officeooo:rsid="000b8e8f" officeooo:paragraph-rsid="00066f3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position="0% 100%" style:font-name="Gayathri Thin" fo:font-size="12pt" fo:language="es" fo:country="ES" fo:font-weight="bold" officeooo:rsid="00066f33" officeooo:paragraph-rsid="00066f3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position="0% 100%" style:font-name="Gayathri Thin" fo:font-size="16pt" fo:language="es" fo:country="ES" fo:font-weight="bold" officeooo:rsid="00066f33" officeooo:paragraph-rsid="00066f33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position="0% 100%" style:font-name="Gayathri Thin" fo:font-size="16pt" fo:language="es" fo:country="ES" fo:font-weight="bold" officeooo:rsid="000b8e8f" officeooo:paragraph-rsid="00066f33" style:font-size-asian="14pt" style:font-weight-asian="bold" style:font-size-complex="16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text-position="0% 100%" style:font-name="Gayathri Thin" fo:font-size="13pt" fo:language="es" fo:country="ES" fo:font-weight="normal" officeooo:rsid="0007fedb" officeooo:paragraph-rsid="0007fedb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text-position="0% 100%" style:font-name="Gayathri Thin" fo:font-size="13pt" fo:language="es" fo:country="ES" fo:font-weight="normal" officeooo:rsid="000a26fe" officeooo:paragraph-rsid="000a26fe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text-position="0% 100%" style:font-name="Gayathri Thin" fo:font-size="13pt" fo:language="es" fo:country="ES" fo:font-weight="normal" officeooo:rsid="000ad622" officeooo:paragraph-rsid="000ad622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text-position="0% 100%" style:font-name="Gayathri Thin" fo:font-size="13pt" fo:language="es" fo:country="ES" fo:font-weight="normal" officeooo:rsid="000c9c11" officeooo:paragraph-rsid="000c9c11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text-position="0% 100%" style:font-name="Gayathri Thin" fo:font-size="13pt" fo:language="es" fo:country="ES" fo:font-weight="normal" officeooo:rsid="00075302" officeooo:paragraph-rsid="00075302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text-position="0% 100%" style:font-name="Gayathri Thin" fo:font-size="13pt" fo:language="es" fo:country="ES" fo:font-weight="normal" officeooo:rsid="0008fa1a" officeooo:paragraph-rsid="0008fa1a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text-position="0% 100%" style:font-name="Gayathri Thin" fo:font-size="13pt" fo:language="es" fo:country="ES" fo:font-weight="bold" officeooo:rsid="0007fedb" officeooo:paragraph-rsid="0007fedb" style:font-size-asian="13pt" style:font-weight-asian="bold" style:font-size-complex="13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text-position="0% 100%" style:font-name="Gayathri Thin" fo:font-size="13pt" fo:language="es" fo:country="ES" fo:font-weight="bold" officeooo:rsid="000a26fe" officeooo:paragraph-rsid="000a26fe" style:font-size-asian="13pt" style:font-weight-asian="bold" style:font-size-complex="13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text-position="0% 100%" style:font-name="Gayathri Thin" fo:font-size="13pt" fo:language="es" fo:country="ES" fo:font-weight="bold" officeooo:rsid="000a26fe" officeooo:paragraph-rsid="000ad622" style:font-size-asian="13pt" style:font-weight-asian="bold" style:font-size-complex="13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text-position="0% 100%" style:font-name="Gayathri Thin" fo:font-size="13pt" fo:language="es" fo:country="ES" fo:font-weight="bold" officeooo:rsid="0011e4cb" officeooo:paragraph-rsid="0011e4cb" style:font-size-asian="13pt" style:font-weight-asian="bold" style:font-size-complex="13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officeooo:paragraph-rsid="000a26fe"/>
    </style:style>
    <style:style style:name="P16" style:family="paragraph" style:parent-style-name="Standard">
      <style:paragraph-properties fo:line-height="150%" fo:text-align="justify" style:justify-single-word="false"/>
      <style:text-properties officeooo:paragraph-rsid="000ad622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Gayathri Thin" fo:font-weight="normal" officeooo:paragraph-rsid="00075302" style:font-weight-asian="normal" style:font-weight-complex="normal"/>
    </style:style>
    <style:style style:name="P18" style:family="paragraph" style:parent-style-name="Preformatted_20_Text" style:list-style-name="L3">
      <style:paragraph-properties fo:line-height="150%" fo:text-align="justify" style:justify-single-word="false"/>
      <style:text-properties style:text-position="0% 100%" style:font-name="Gayathri Thin" fo:font-size="13pt" fo:language="es" fo:country="ES" fo:font-weight="normal" officeooo:rsid="000ad622" officeooo:paragraph-rsid="000c9c11" style:font-size-asian="13pt" style:font-weight-asian="normal" style:font-size-complex="13pt" style:font-weight-complex="normal"/>
    </style:style>
    <style:style style:name="P19" style:family="paragraph" style:parent-style-name="Preformatted_20_Text" style:list-style-name="L3">
      <style:paragraph-properties fo:line-height="150%" fo:text-align="justify" style:justify-single-word="false"/>
      <style:text-properties style:text-position="0% 100%" style:font-name="Gayathri Thin" fo:font-size="13pt" fo:language="es" fo:country="ES" fo:font-weight="normal" officeooo:rsid="000e6690" officeooo:paragraph-rsid="000e6690" style:font-size-asian="13pt" style:font-weight-asian="normal" style:font-size-complex="13pt" style:font-weight-complex="normal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style:text-position="0% 100%" style:font-name="Gayathri Thin" fo:font-size="13pt" fo:language="es" fo:country="ES" fo:font-weight="bold" officeooo:rsid="0007fedb" officeooo:paragraph-rsid="0007fedb" style:font-size-asian="13pt" style:font-weight-asian="bold" style:font-size-complex="13pt" style:font-weight-complex="bold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style:text-position="0% 100%" style:font-name="Gayathri Thin" fo:font-size="13pt" fo:language="es" fo:country="ES" fo:font-weight="bold" officeooo:rsid="0008fa1a" officeooo:paragraph-rsid="0008fa1a" style:font-size-asian="13pt" style:font-weight-asian="bold" style:font-size-complex="13pt" style:font-weight-complex="bold"/>
    </style:style>
    <style:style style:name="P22" style:family="paragraph" style:parent-style-name="Standard" style:list-style-name="L2">
      <style:paragraph-properties fo:line-height="150%" fo:text-align="justify" style:justify-single-word="false"/>
      <style:text-properties style:text-position="0% 100%" style:font-name="Gayathri Thin" fo:font-size="13pt" fo:language="es" fo:country="ES" fo:font-weight="normal" officeooo:rsid="000a26fe" officeooo:paragraph-rsid="000a26fe" style:font-size-asian="13pt" style:font-weight-asian="normal" style:font-size-complex="13pt" style:font-weight-complex="normal"/>
    </style:style>
    <style:style style:name="P23" style:family="paragraph" style:parent-style-name="Standard" style:list-style-name="L3">
      <style:paragraph-properties fo:line-height="150%" fo:text-align="justify" style:justify-single-word="false"/>
      <style:text-properties style:text-position="0% 100%" style:font-name="Gayathri Thin" fo:font-size="13pt" fo:language="es" fo:country="ES" fo:font-weight="normal" officeooo:rsid="000a26fe" officeooo:paragraph-rsid="000a26fe" style:font-size-asian="13pt" style:font-weight-asian="normal" style:font-size-complex="13pt" style:font-weight-complex="normal"/>
    </style:style>
    <style:style style:name="P24" style:family="paragraph" style:parent-style-name="Standard" style:list-style-name="L3">
      <style:paragraph-properties fo:line-height="150%" fo:text-align="justify" style:justify-single-word="false"/>
      <style:text-properties style:text-position="0% 100%" style:font-name="Gayathri Thin" fo:font-size="13pt" fo:language="es" fo:country="ES" fo:font-weight="normal" officeooo:rsid="000ad622" officeooo:paragraph-rsid="000ad622" style:font-size-asian="13pt" style:font-weight-asian="normal" style:font-size-complex="13pt" style:font-weight-complex="normal"/>
    </style:style>
    <style:style style:name="P25" style:family="paragraph" style:parent-style-name="Standard" style:list-style-name="L3">
      <style:paragraph-properties fo:line-height="150%" fo:text-align="justify" style:justify-single-word="false"/>
      <style:text-properties style:text-position="0% 100%" style:font-name="Gayathri Thin" fo:font-size="13pt" fo:language="es" fo:country="ES" fo:font-weight="normal" officeooo:rsid="000ad622" officeooo:paragraph-rsid="000c9c11" style:font-size-asian="13pt" style:font-weight-asian="normal" style:font-size-complex="13pt" style:font-weight-complex="normal"/>
    </style:style>
    <style:style style:name="P26" style:family="paragraph" style:parent-style-name="Standard" style:list-style-name="L4">
      <style:paragraph-properties fo:line-height="150%" fo:text-align="justify" style:justify-single-word="false"/>
      <style:text-properties style:text-position="0% 100%" style:font-name="Gayathri Thin" fo:font-size="13pt" fo:language="es" fo:country="ES" fo:font-weight="normal" officeooo:rsid="000ad622" officeooo:paragraph-rsid="000ad622" style:font-size-asian="13pt" style:font-weight-asian="normal" style:font-size-complex="13pt" style:font-weight-complex="normal"/>
    </style:style>
    <style:style style:name="P27" style:family="paragraph" style:parent-style-name="Standard" style:list-style-name="L5">
      <style:paragraph-properties fo:line-height="150%" fo:text-align="justify" style:justify-single-word="false"/>
      <style:text-properties style:text-position="0% 100%" style:font-name="Gayathri Thin" fo:font-size="13pt" fo:language="es" fo:country="ES" fo:font-weight="normal" officeooo:rsid="000c9c11" officeooo:paragraph-rsid="000c9c11" style:font-size-asian="13pt" style:font-weight-asian="normal" style:font-size-complex="13pt" style:font-weight-complex="normal"/>
    </style:style>
    <style:style style:name="P28" style:family="paragraph" style:parent-style-name="Standard" style:list-style-name="L6">
      <style:paragraph-properties fo:line-height="150%" fo:text-align="justify" style:justify-single-word="false"/>
      <style:text-properties style:text-position="0% 100%" style:font-name="Gayathri Thin" fo:font-size="13pt" fo:language="es" fo:country="ES" fo:font-weight="normal" officeooo:rsid="000c9c11" officeooo:paragraph-rsid="000c9c11" style:font-size-asian="13pt" style:font-weight-asian="normal" style:font-size-complex="13pt" style:font-weight-complex="normal"/>
    </style:style>
    <style:style style:name="P29" style:family="paragraph" style:parent-style-name="Standard" style:list-style-name="L3">
      <style:paragraph-properties fo:line-height="150%" fo:text-align="justify" style:justify-single-word="false"/>
      <style:text-properties style:text-position="0% 100%" style:font-name="Gayathri Thin" fo:font-size="13pt" fo:language="es" fo:country="ES" fo:font-weight="normal" officeooo:rsid="000e6690" officeooo:paragraph-rsid="000e6690" style:font-size-asian="13pt" style:font-weight-asian="normal" style:font-size-complex="13pt" style:font-weight-complex="normal"/>
    </style:style>
    <style:style style:name="P30" style:family="paragraph" style:parent-style-name="Standard" style:list-style-name="L3">
      <style:paragraph-properties fo:line-height="150%" fo:text-align="justify" style:justify-single-word="false"/>
      <style:text-properties style:text-position="0% 100%" style:font-name="Gayathri Thin" fo:font-size="13pt" fo:language="es" fo:country="ES" fo:font-weight="normal" officeooo:rsid="0011e4cb" officeooo:paragraph-rsid="0011e4cb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text-position="0% 100%" style:font-name="Gayathri Thin" fo:font-size="13pt" fo:language="es" fo:country="ES" fo:font-weight="normal" officeooo:rsid="00075302" officeooo:paragraph-rsid="00125640" style:font-size-asian="13pt" style:font-weight-asian="normal" style:font-size-complex="13pt" style:font-weight-complex="normal"/>
    </style:style>
    <style:style style:name="P32" style:family="paragraph" style:parent-style-name="Standard" style:list-style-name="L2">
      <style:paragraph-properties fo:line-height="150%" fo:text-align="justify" style:justify-single-word="false"/>
      <style:text-properties officeooo:paragraph-rsid="000a26fe"/>
    </style:style>
    <style:style style:name="P33" style:family="paragraph" style:parent-style-name="Standard" style:list-style-name="L3">
      <style:paragraph-properties fo:line-height="150%" fo:text-align="justify" style:justify-single-word="false"/>
      <style:text-properties officeooo:paragraph-rsid="000a26fe"/>
    </style:style>
    <style:style style:name="P34" style:family="paragraph" style:parent-style-name="Standard" style:list-style-name="L3">
      <style:paragraph-properties fo:line-height="150%" fo:text-align="justify" style:justify-single-word="false"/>
      <style:text-properties officeooo:rsid="000ad622" officeooo:paragraph-rsid="000ad622"/>
    </style:style>
    <style:style style:name="T1" style:family="text">
      <style:text-properties style:text-position="0% 100%" fo:font-size="13pt" fo:language="es" fo:country="ES" fo:font-weight="bold" officeooo:rsid="00075302" style:font-size-asian="13pt" style:font-weight-asian="bold" style:font-size-complex="13pt" style:font-weight-complex="bold"/>
    </style:style>
    <style:style style:name="T2" style:family="text">
      <style:text-properties style:text-position="0% 100%" fo:font-size="13pt" fo:language="es" fo:country="ES" officeooo:rsid="000b8e8f" style:font-size-asian="13pt" style:font-size-complex="13pt"/>
    </style:style>
    <style:style style:name="T3" style:family="text">
      <style:text-properties style:text-position="0% 100%" fo:font-size="13pt" fo:language="es" fo:country="ES" officeooo:rsid="00075302" style:font-size-asian="13pt" style:font-size-complex="13pt"/>
    </style:style>
    <style:style style:name="T4" style:family="text">
      <style:text-properties style:text-position="0% 100%" style:font-name="Gayathri Thin" fo:font-size="13pt" fo:language="es" fo:country="ES" fo:font-weight="bold" officeooo:rsid="000a26fe" style:font-size-asian="13pt" style:font-weight-asian="bold" style:font-size-complex="13pt" style:font-weight-complex="bold"/>
    </style:style>
    <style:style style:name="T5" style:family="text">
      <style:text-properties style:text-position="0% 100%" style:font-name="Gayathri Thin" fo:font-size="13pt" fo:language="es" fo:country="ES" fo:font-weight="bold" officeooo:rsid="000ad622" style:font-size-asian="13pt" style:font-weight-asian="bold" style:font-size-complex="13pt" style:font-weight-complex="bold"/>
    </style:style>
    <style:style style:name="T6" style:family="text">
      <style:text-properties style:text-position="0% 100%" style:font-name="Gayathri Thin" fo:font-size="13pt" fo:language="es" fo:country="ES" fo:font-weight="normal" style:font-size-asian="13pt" style:font-weight-asian="normal" style:font-size-complex="13pt" style:font-weight-complex="normal"/>
    </style:style>
    <style:style style:name="T7" style:family="text">
      <style:text-properties style:text-position="0% 100%" style:font-name="Gayathri Thin" fo:font-size="13pt" fo:language="es" fo:country="ES" fo:font-weight="normal" officeooo:rsid="000a26fe" style:font-size-asian="13pt" style:font-weight-asian="normal" style:font-size-complex="13pt" style:font-weight-complex="normal"/>
    </style:style>
    <style:style style:name="T8" style:family="text">
      <style:text-properties style:text-position="0% 100%" style:font-name="Gayathri Thin" fo:font-size="13pt" fo:language="es" fo:country="ES" fo:font-weight="normal" officeooo:rsid="000ad622" style:font-size-asian="13pt" style:font-weight-asian="normal" style:font-size-complex="13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88bba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ad622"/>
    </style:style>
    <style:style style:name="T13" style:family="text">
      <style:text-properties officeooo:rsid="000e669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06 – Administración de sistemas Operativos en Red</text:p>
      <text:p text:style-name="P2">GITHUB</text:p>
      <text:p text:style-name="P2"><text:a xlink:type="simple" xlink:href="https://www.hostinger.es/tutoriales/que-es-github" text:style-name="Internet_20_link" text:visited-style-name="Visited_20_Internet_20_Link">https://www.hostinger.es/tutoriales/que-es-github</text:a> </text:p>
      <text:p text:style-name="P1"/>
      <text:p text:style-name="P3">GITHUB</text:p>
      <text:p text:style-name="P4"/>
      <text:p text:style-name="P17"><text:span text:style-name="T1">Github</text:span><text:span text:style-name="T2">: </text:span><text:span text:style-name="T3">Es un portal creado para alojar el código de las aplicaciones de cualquier desarrollador.</text:span></text:p>
      <text:p text:style-name="P9">Puedes descargar la aplicación, también mirar su perfil o colaborar en su desarrollo.</text:p>
      <text:p text:style-name="P31">Git es uno de esos sistemas de control, permite comprar el código de un archivo para ver las diferencias entre las versiones, restaurar versiones antiguas si algo sale mal, y fusion</text:p>
      <text:p text:style-name="P31">ar los cambios de distintas versiones.</text:p>
      <text:p text:style-name="P9">También permite trabajar con distintas ramas de un pryecto.</text:p>
      <text:p text:style-name="P5">Github es un servicio basado en la nube que aloja un <text:span text:style-name="T11">Sistema de Control de Versiones </text:span>(VCS).</text:p>
      <text:p text:style-name="P5">El sistema de control de versiones es un sistema que ayuda a ratrear y gestionar los cambios realizados en un archivo o conjunto de archivos.</text:p>
      <text:p text:style-name="P11">Github <text:span text:style-name="T9">usa repositorios, </text:span></text:p>
      <text:p text:style-name="P11">Como funciona Github</text:p>
      <text:list xml:id="list2419567678" text:style-name="L1">
        <text:list-item>
          <text:p text:style-name="P20">Crea un repositorio en Github: <text:span text:style-name="T9">Es el eje central del proyecto, puede ser un archivo o varios archivos que contengan código.</text:span></text:p>
        </text:list-item>
        <text:list-item>
          <text:p text:style-name="P20">Crea ramas: <text:span text:style-name="T10">La creación, generas diferentes versiones de un repositorio.</text:span></text:p>
        </text:list-item>
        <text:list-item>
          <text:p text:style-name="P21">Entender los commits de Github: <text:span text:style-name="T9">Los commits son la forma en que se denominan los cambios guardados en GitHub. Cada vez que se cambia el archivo de la rama de características, tendrás que hacer un </text:span>Commit <text:span text:style-name="T9">para mantenerlo.</text:span></text:p>
        </text:list-item>
        <text:list-item>
          <text:p text:style-name="P21">Crear solicitudes de extracción en GitHub: <text:span text:style-name="T9">Pull = Solicitud de extracción.</text:span></text:p>
        </text:list-item>
      </text:list>
      <text:p text:style-name="P10"><text:soft-page-break/></text:p>
      <text:p text:style-name="P12">COMO DESCARGAR UN CLON DE UN REPOSITORIO</text:p>
      <text:list xml:id="list2726615810" text:style-name="L2">
        <text:list-item>
          <text:p text:style-name="P32"><text:span text:style-name="T7">git clone [</text:span><text:a xlink:type="simple" xlink:href="https://github.com/KeshiKiD03/ldap21.git" text:style-name="Internet_20_link" text:visited-style-name="Visited_20_Internet_20_Link">https://github.com/KeshiKiD03/ldap21.git</text:a><text:span text:style-name="T7">] . </text:span><text:span text:style-name="T8">Descargar el repositorio en este directorio</text:span></text:p>
        </text:list-item>
        <text:list-item>
          <text:p text:style-name="P22"/>
        </text:list-item>
      </text:list>
      <text:p text:style-name="P12">COMO CREAR UNA RAMA EN TERMINAL</text:p>
      <text:list xml:id="list2084665663" text:style-name="L3">
        <text:list-item>
          <text:p text:style-name="P23">git checkout -b [nombre rama] →<text:span text:style-name="T12"> Crea una rama en el repositorio</text:span></text:p>
        </text:list-item>
      </text:list>
      <text:p text:style-name="P6"/>
      <text:p text:style-name="P12">COMO REALIZAR CAMBIOS Y CONFIRMARLOS</text:p>
      <text:list xml:id="list195415754248750" text:continue-numbering="true" text:style-name="L3">
        <text:list-item>
          <text:p text:style-name="P33"><text:span text:style-name="T7">git status →</text:span><text:span text:style-name="T8"> Ver los estados</text:span></text:p>
        </text:list-item>
        <text:list-item>
          <text:p text:style-name="P34"><text:span text:style-name="T7">g</text:span><text:span text:style-name="T6">it add .</text:span></text:p>
        </text:list-item>
        <text:list-item>
          <text:p text:style-name="P24">git commit -m “COMENTARIO”</text:p>
        </text:list-item>
      </text:list>
      <text:p text:style-name="P6"/>
      <text:p text:style-name="P15"><text:span text:style-name="T4">COMO </text:span><text:span text:style-name="T5">ENVIAR A GITHUB</text:span></text:p>
      <text:list xml:id="list195415177517738" text:continue-numbering="true" text:style-name="L3">
        <text:list-item>
          <text:p text:style-name="P24">git remote → Loguearse</text:p>
        </text:list-item>
        <text:list-item>
          <text:p text:style-name="P24">git push origin [Nombre rama]</text:p>
        </text:list-item>
      </text:list>
      <text:p text:style-name="P6"/>
      <text:p text:style-name="P12">COMO CREAR <text:span text:style-name="T12">UN PULL REQUEST</text:span></text:p>
      <text:list xml:id="list195414980913789" text:continue-numbering="true" text:style-name="L3">
        <text:list-item>
          <text:p text:style-name="P24">Dentro de GitHub → Pull Request</text:p>
        </text:list-item>
      </text:list>
      <text:p text:style-name="P7"/>
      <text:p text:style-name="P16"><text:span text:style-name="T4">COMO </text:span><text:span text:style-name="T5">SINCRONIZAR UNA RAMA MAESTRA CON LA DEL REPOSITORIO ORIGINAL</text:span></text:p>
      <text:list xml:id="list92119821" text:style-name="L4">
        <text:list-item>
          <text:p text:style-name="P26">Antes de enviar cualquier pull request al repositorio original, se debe sincronizar el repositorio con aquel.</text:p>
        </text:list-item>
      </text:list>
      <text:list xml:id="list195415964823335" text:continue-list="list195414980913789" text:style-name="L3">
        <text:list-item>
          <text:list>
            <text:list-item>
              <text:p text:style-name="P24">Git branch → Revisar la rama en donde está ubicado.</text:p>
            </text:list-item>
            <text:list-item>
              <text:p text:style-name="P24">Git checkout master → Enimera todas las ramas e indicará en verde la rama actual o activa.</text:p>
            </text:list-item>
          </text:list>
        </text:list-item>
      </text:list>
      <text:p text:style-name="P7">2. Agregar el repositorio original como un repositorio upstream, para poder extraer los cambios desde el repositorio original a la versión local, <text:soft-page-break/>necesitas agregar el repositorio GIT Original como un repositorio upstream.</text:p>
      <text:list xml:id="list195414534203890" text:continue-numbering="true" text:style-name="L3">
        <text:list-item>
          <text:p text:style-name="P24">Git remote add upstream [HTTIPS]</text:p>
        </text:list-item>
        <text:list-item>
          <text:p text:style-name="P25">Git fetch upstream → Buscar el fetch del repositorio, Busca todos los cambios del repositorio original.</text:p>
        </text:list-item>
      </text:list>
      <text:p text:style-name="P8">3. Fusionar</text:p>
      <text:list xml:id="list2629154610" text:style-name="L5">
        <text:list-item>
          <text:p text:style-name="P27">Fusiona los cambios: git merge upstream/master</text:p>
        </text:list-item>
      </text:list>
      <text:p text:style-name="P8">4. Envía (push) los cambios a GitHub.</text:p>
      <text:list xml:id="list3609764323" text:style-name="L6">
        <text:list-item>
          <text:p text:style-name="P28">Git push origin master</text:p>
        </text:list-item>
      </text:list>
      <text:list xml:id="list195415159765935" text:continue-list="list195414534203890" text:style-name="L3">
        <text:list-header>
          <text:p text:style-name="P25">NOTA: Luego de sincronizar tu rama maestra puedes eliminar el repositorio upstream, si lo desea. Pero lo necesitará para actualizar/sincronizar tu repositorio en el futuro, por lo que es una buena práctica conservarlo.</text:p>
        </text:list-header>
        <text:list-item>
          <text:p text:style-name="P18"><text:span text:style-name="Source_20_Text">$ git remote rm [Nombre del Repositorio Remoto]</text:span></text:p>
        </text:list-item>
        <text:list-item>
          <text:p text:style-name="P25"/>
        </text:list-item>
      </text:list>
      <text:p text:style-name="P7"/>
      <text:p text:style-name="P13">COMO <text:span text:style-name="T13">ELIMINAR RAMAS INNECESARIAS</text:span></text:p>
      <text:list xml:id="list195415949744207" text:continue-numbering="true" text:style-name="L3">
        <text:list-item>
          <text:p text:style-name="P29">git branch -d [Nombre Rama]</text:p>
        </text:list-item>
        <text:list-item>
          <text:p text:style-name="P19"><text:span text:style-name="Source_20_Text">git push origin --delete [Nombre de la Rama]</text:span></text:p>
        </text:list-item>
        <text:list-item>
          <text:p text:style-name="P29"/>
        </text:list-item>
      </text:list>
      <text:p text:style-name="P7"/>
      <text:p text:style-name="P14">ORDEN IMPORTANTE PARA SUBIR ARCHIVOS DE TU REPOSITORIO GIT</text:p>
      <text:list xml:id="list195416070013873" text:continue-numbering="true" text:style-name="L3">
        <text:list-item>
          <text:p text:style-name="P30">git add . ; git commit -m “Modificación” ; git push</text:p>
        </text:list-item>
        <text:list-item>
          <text:p text:style-name="P30">Pones tu usuario y el TOKEN de HTTPS creada.</text:p>
        </text:list-item>
      </text:list>
      <text:p text:style-name="P7"/>
      <text:p text:style-name="P13">COMO CREAR <text:span text:style-name="T12">UN PULL REQUEST</text:span></text:p>
      <text:list xml:id="list195416313297640" text:continue-numbering="true" text:style-name="L3">
        <text:list-item>
          <text:p text:style-name="P24">Dentro de GitHub → Pull Request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ayathri Thin" svg:font-family="'Gayathri Thi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4T22:29:17.139978345</meta:creation-date>
    <dc:date>2021-10-07T19:54:14.395000000</dc:date>
    <meta:editing-duration>PT1H16M5S</meta:editing-duration>
    <meta:editing-cycles>4</meta:editing-cycles>
    <meta:generator>LibreOffice/7.2.1.2$Windows_X86_64 LibreOffice_project/87b77fad49947c1441b67c559c339af8f3517e22</meta:generator>
    <meta:document-statistic meta:table-count="0" meta:image-count="0" meta:object-count="0" meta:page-count="3" meta:paragraph-count="54" meta:word-count="542" meta:character-count="3195" meta:non-whitespace-character-count="2731"/>
  </office:meta>
</office:document-meta>
</file>